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d8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://172.16.100.33/talentnext/mod/folder/view.php?id=877" text:style-name="Internet_20_link" text:visited-style-name="Visited_20_Internet_20_Link">XML</text:a> EXERCISES</text:p>
      <text:p text:style-name="P1"><text:bookmark text:name="yui_3_17_2_1_1566565562835_38"/>1. Create  <text:a xlink:type="simple" xlink:href="http://172.16.100.33/talentnext/mod/folder/view.php?id=877" text:style-name="Internet_20_link" text:visited-style-name="Visited_20_Internet_20_Link">XML</text:a> document for the following data: Student Registration Form Name Rahul Age 16 Gender Male Course C Programming<text:line-break/>2. Check whether the following <text:a xlink:type="simple" xlink:href="http://172.16.100.33/talentnext/mod/folder/view.php?id=877" text:style-name="Internet_20_link" text:visited-style-name="Visited_20_Internet_20_Link">XML</text:a> documents are well formed. If it is not well formed, correct the errors. &lt;?<text:a xlink:type="simple" xlink:href="http://172.16.100.33/talentnext/mod/folder/view.php?id=877" text:style-name="Internet_20_link" text:visited-style-name="Visited_20_Internet_20_Link">xml</text:a> version="1.0" encoding="iso-8859-1"?&gt; &lt;message&gt; &lt;email&gt; &lt;header&gt; &lt;sender&gt;me@wipro.com&lt;/sender&gt; &lt;recipient&gt;you@wipro.com&lt;/recipient&gt; &lt;/header&gt; &lt;subject&gt;Re: <text:a xlink:type="simple" xlink:href="http://172.16.100.33/talentnext/mod/folder/view.php?id=877" text:style-name="Internet_20_link" text:visited-style-name="Visited_20_Internet_20_Link">XML</text:a> &lt;/subject&gt; &lt;text&gt;I'm working on <text:a xlink:type="simple" xlink:href="http://172.16.100.33/talentnext/mod/folder/view.php?id=877" text:style-name="Internet_20_link" text:visited-style-name="Visited_20_Internet_20_Link">XML</text:a> now. &lt;/email&gt; &lt;/Messag<text:line-break/>3. Develop DTD for the below given <text:a xlink:type="simple" xlink:href="http://172.16.100.33/talentnext/mod/folder/view.php?id=877" text:style-name="Internet_20_link" text:visited-style-name="Visited_20_Internet_20_Link">XML</text:a> document: &lt;address&gt; &lt;name&gt;Manju&lt;/name&gt; &lt;company&gt;Wipro&lt;/company&gt; &lt;phone&gt;9988776655&lt;/phone&gt; &lt;/address&gt;<text:line-break/>4. Develop DTD file for the below given <text:a xlink:type="simple" xlink:href="http://172.16.100.33/talentnext/mod/folder/view.php?id=877" text:style-name="Internet_20_link" text:visited-style-name="Visited_20_Internet_20_Link">XML</text:a> document:<text:line-break/>&lt;?<text:a xlink:type="simple" xlink:href="http://172.16.100.33/talentnext/mod/folder/view.php?id=877" text:style-name="Internet_20_link" text:visited-style-name="Visited_20_Internet_20_Link">xml</text:a> version="1.0"?&gt;<text:line-break/>&lt;?<text:a xlink:type="simple" xlink:href="http://172.16.100.33/talentnext/mod/folder/view.php?id=877" text:style-name="Internet_20_link" text:visited-style-name="Visited_20_Internet_20_Link">xml</text:a>-stylesheet href="catalog.xsl" type="text/xsl"?&gt;<text:line-break/>&lt;!DOCTYPE catalog SYSTEM "catalog.dtd"&gt;<text:line-break/>&lt;catalog&gt;<text:line-break/>&lt;product description="Cardigan Sweater" product_image="cardigan.jpg"&gt;<text:line-break/>&lt;catalog_item gender="Men's"&gt;<text:line-break/>&lt;item_number&gt;QWZ5671&lt;/item_number&gt;<text:line-break/>&lt;price&gt;39.95&lt;/price&gt;<text:line-break/>&lt;size description="Medium"&gt;<text:line-break/>&lt;color_swatch image="red_cardigan.jpg"&gt;Red&lt;/color_swatch&gt;<text:line-break/>&lt;color_swatch image="burgundy_cardigan.jpg"&gt;Burgundy&lt;/color_swatch&gt;<text:line-break/>&lt;/size&gt;<text:line-break/>&lt;size description="Large"&gt;<text:line-break/>&lt;color_swatch image="red_cardigan.jpg"&gt;Red&lt;/color_swatch&gt;<text:line-break/>&lt;color_swatch image="burgundy_cardigan.jpg"&gt;Burgundy&lt;/color_swatch&gt;<text:line-break/>&lt;/size&gt;<text:line-break/>&lt;/catalog_item&gt;<text:line-break/>&lt;catalog_item gender="Women's"&gt;<text:line-break/>&lt;item_number&gt;RRX9856&lt;/item_number&gt;<text:line-break/>&lt;price&gt;42.50&lt;/price&gt;<text:line-break/>&lt;size description="Small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/size&gt;<text:line-break/>&lt;size description="Medium"&gt;<text:line-break/>&lt;color_swatch image="red_cardigan.jpg"&gt;Red&lt;/color_swatch&gt;<text:line-break/>&lt;color_swatch image="navy_cardigan.jpg"&gt;Navy&lt;/color_swatch&gt;<text:line-break/>&lt;color_swatch image="burgundy_cardigan.jpg"&gt;Burgundy&lt;/color_swatch&gt;<text:line-break/>&lt;color_swatch image="black_cardigan.jpg"&gt;Black&lt;/color_swatch&gt;<text:line-break/>&lt;/size&gt;<text:line-break/>&lt;size description="Large"&gt;<text:line-break/>&lt;color_swatch image="navy_cardigan.jpg"&gt;Navy&lt;/color_swatch&gt;<text:line-break/>&lt;color_swatch image="black_cardigan.jpg"&gt;Black&lt;/color_swatch&gt;<text:line-break/>&lt;/size&gt;<text:line-break/><text:soft-page-break/>&lt;size description="Extra Large"&gt;<text:line-break/>&lt;color_swatch image="burgundy_cardigan.jpg"&gt;Burgundy&lt;/color_swatch&gt;<text:line-break/>&lt;color_swatch image="black_cardigan.jpg"&gt;Black&lt;/color_swatch&gt;<text:line-break/>&lt;/size&gt;<text:line-break/>&lt;/catalog_item&gt;<text:line-break/>&lt;/product&gt;<text:line-break/>&lt;/catalog&gt;<text:line-break/>5. Develop an <text:a xlink:type="simple" xlink:href="http://172.16.100.33/talentnext/mod/folder/view.php?id=877" text:style-name="Internet_20_link" text:visited-style-name="Visited_20_Internet_20_Link">XML</text:a> file following the DTD file given below:<text:line-break/>&lt;!DOCTYPE TVSCHEDULE [<text:line-break/>&lt;!ELEMENT TVSCHEDULE (CHANNEL+)&gt;<text:line-break/>&lt;!ELEMENT CHANNEL (BANNER,DAY+)&gt;<text:line-break/>&lt;!ELEMENT BANNER (#PCDATA)&gt;<text:line-break/>&lt;!ELEMENT DAY (DATE,(HOLIDAY|PROGRAMSLOT+)+)&gt;<text:line-break/>&lt;!ELEMENT HOLIDAY (#PCDATA)&gt;<text:line-break/>&lt;!ELEMENT DATE (#PCDATA)&gt;<text:line-break/>&lt;!ELEMENT PROGRAMSLOT (TIME,TITLE,DESCRIPTION?)&gt;<text:line-break/>&lt;!ELEMENT TIME (#PCDATA)&gt;<text:line-break/>&lt;!ELEMENT TITLE (#PCDATA)&gt;<text:line-break/>&lt;!ELEMENT DESCRIPTION (#PCDATA)&gt;<text:line-break/>&lt;!ATTLIST TVSCHEDULE NAME CDATA #REQUIRED&gt;<text:line-break/>&lt;!ATTLIST CHANNEL CHAN CDATA #REQUIRED&gt;<text:line-break/>&lt;!ATTLIST PROGRAMSLOT VTR CDATA #IMPLIED&gt;<text:line-break/>&lt;!ATTLIST TITLE RATING CDATA #IMPLIED&gt;<text:line-break/>&lt;!ATTLIST TITLE LANGUAGE CDATA #IMPLIED&gt;<text:line-break/>]&gt;<text:line-break/>6. Create namespaces for the following set of tags.<text:line-break/>Student- Root tag<text:line-break/>StudentID<text:line-break/>Theory Marks<text:line-break/>PracticalMarks<text:line-break/>TotalMarks<text:line-break/>Grade<text:line-break/>Student- Root tag<text:line-break/>StudentID<text:line-break/>Name<text:line-break/>DOB<text:line-break/>Gender<text:line-break/>Course<text:line-break/>7. Avoid Naming conflict in the following <text:a xlink:type="simple" xlink:href="http://172.16.100.33/talentnext/mod/folder/view.php?id=877" text:style-name="Internet_20_link" text:visited-style-name="Visited_20_Internet_20_Link">XML</text:a> document:<text:line-break/>&lt;Phone&gt;<text:line-break/>&lt;name&gt;Moto E&lt;/name&gt;<text:line-break/>&lt;ModelNo&gt;123&lt;/ModelNo&gt;<text:line-break/>&lt;Processor&gt; Qualcomm Snapdragon 200 &lt;/Processor&gt;<text:line-break/>&lt;Battery&gt;2390 mAh&lt;/Battery&gt;<text:line-break/>&lt;/Phone&gt;<text:line-break/>&lt;Phone&gt;<text:line-break/><text:soft-page-break/>&lt;name&gt;Beetel M71 Landline&lt;/name&gt;<text:line-break/>&lt;ModelNo&gt;456&lt;/ModelNo&gt;<text:line-break/>&lt;Display&gt;LCD Screen&lt;/Display&gt;<text:line-break/>&lt;Corded&gt;Yes&lt;/Corded&gt;<text:line-break/>&lt;/Phone&gt;<text:line-break/>8. Create and XSD file for the <text:a xlink:type="simple" xlink:href="http://172.16.100.33/talentnext/mod/folder/view.php?id=877" text:style-name="Internet_20_link" text:visited-style-name="Visited_20_Internet_20_Link">XML</text:a> document given in the DTD Question no: 1<text:line-break/>9. Create an XSD file for the <text:a xlink:type="simple" xlink:href="http://172.16.100.33/talentnext/mod/folder/view.php?id=877" text:style-name="Internet_20_link" text:visited-style-name="Visited_20_Internet_20_Link">XML</text:a> document given in the DTD Question no: 2<text:line-break/>10. Create an <text:a xlink:type="simple" xlink:href="http://172.16.100.33/talentnext/mod/folder/view.php?id=877" text:style-name="Internet_20_link" text:visited-style-name="Visited_20_Internet_20_Link">XML</text:a> file following the below given XSD:</text:p>
      <text:p text:style-name="P1"><text:line-break/>&lt;?<text:a xlink:type="simple" xlink:href="http://172.16.100.33/talentnext/mod/folder/view.php?id=877" text:style-name="Internet_20_link" text:visited-style-name="Visited_20_Internet_20_Link">xml</text:a> version="1.0"?&gt;<text:line-break/>&lt;xs:schema xmlns:xs="http://www.w3.org/2001/XMLSchema"&gt;<text:line-break/>&lt;xs:element name='classroom'&gt;<text:line-break/>&lt;xs:complexType&gt;<text:line-break/>&lt;xs:sequence&gt;<text:line-break/>&lt;xs:element name='student' type='StudentDetails' minOccurs='0' maxOccurs='unbounded' /&gt;<text:line-break/>&lt;/xs:sequence&gt;<text:line-break/>&lt;/xs:complexType&gt;<text:line-break/>&lt;/xs:element&gt;<text:line-break/>&lt;xs:complexType name="StudentDetails"&gt;<text:line-break/>&lt;xs:sequence&gt;<text:line-break/>&lt;xs:element name="firstname" type="xs:string"/&gt;<text:line-break/>&lt;xs:element name="lastname" type="xs:string"/&gt;<text:line-break/>&lt;xs:element name="division" type="xs:string"/&gt;<text:line-break/>&lt;xs:element name="marks" type="xs:positiveInteger"/&gt;<text:line-break/>&lt;/xs:sequence&gt;<text:line-break/>&lt;xs:attribute name='rollno' type='xs:positiveInteger'/&gt;<text:line-break/>&lt;/xs:complexType&gt;<text:line-break/>&lt;/xs:schema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8:37:25.818969370</meta:creation-date>
    <dc:date>2019-09-01T10:19:03.806309318</dc:date>
    <meta:editing-duration>PT30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" meta:word-count="365" meta:character-count="4185" meta:non-whitespace-character-count="3821"/>
  </office:meta>
</office:document-meta>
</file>